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d3d0" officeooo:paragraph-rsid="000dd3d0"/>
    </style:style>
    <style:style style:name="P2" style:family="paragraph" style:parent-style-name="Standard">
      <style:paragraph-properties fo:text-align="center" style:justify-single-word="false"/>
      <style:text-properties officeooo:rsid="000dd3d0" officeooo:paragraph-rsid="000dd3d0"/>
    </style:style>
    <style:style style:name="P3" style:family="paragraph" style:parent-style-name="Standard">
      <style:text-properties officeooo:rsid="001edcf3" officeooo:paragraph-rsid="00214dd6"/>
    </style:style>
    <style:style style:name="P4" style:family="paragraph" style:parent-style-name="Standard">
      <style:text-properties officeooo:rsid="00214dd6" officeooo:paragraph-rsid="00214dd6"/>
    </style:style>
    <style:style style:name="P5" style:family="paragraph" style:parent-style-name="Standard">
      <style:text-properties officeooo:rsid="00214dd6" officeooo:paragraph-rsid="002329e6"/>
    </style:style>
    <style:style style:name="P6" style:family="paragraph" style:parent-style-name="Standard">
      <style:text-properties officeooo:rsid="002329e6" officeooo:paragraph-rsid="002329e6"/>
    </style:style>
    <style:style style:name="P7" style:family="paragraph" style:parent-style-name="Title">
      <style:text-properties officeooo:rsid="0017e854" officeooo:paragraph-rsid="0017e854"/>
    </style:style>
    <style:style style:name="P8" style:family="paragraph" style:parent-style-name="Standard">
      <style:text-properties officeooo:rsid="00214dd6" officeooo:paragraph-rsid="0025f250"/>
    </style:style>
    <style:style style:name="P9" style:family="paragraph" style:parent-style-name="Standard">
      <style:text-properties officeooo:rsid="0025f250" officeooo:paragraph-rsid="0025f250"/>
    </style:style>
    <style:style style:name="P10" style:family="paragraph" style:parent-style-name="Standard" style:list-style-name="L1">
      <style:text-properties officeooo:rsid="0025f250" officeooo:paragraph-rsid="0025f250"/>
    </style:style>
    <style:style style:name="P11" style:family="paragraph" style:parent-style-name="Standard">
      <style:text-properties officeooo:rsid="0025f250" officeooo:paragraph-rsid="0027625b"/>
    </style:style>
    <style:style style:name="P12" style:family="paragraph" style:parent-style-name="Standard">
      <style:text-properties officeooo:rsid="001edcf3" officeooo:paragraph-rsid="00214dd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9e6"/>
    </style:style>
    <style:style style:name="T3" style:family="text">
      <style:text-properties officeooo:rsid="00214dd6"/>
    </style:style>
    <style:style style:name="T4" style:family="text">
      <style:text-properties officeooo:rsid="002329e6"/>
    </style:style>
    <style:style style:name="T5" style:family="text">
      <style:text-properties officeooo:rsid="002401d4"/>
    </style:style>
    <style:style style:name="T6" style:family="text">
      <style:text-properties officeooo:rsid="0025f250"/>
    </style:style>
    <style:style style:name="T7" style:family="text">
      <style:text-properties officeooo:rsid="002762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mutativ<text:span text:style-name="T6">e Symmetric Paths</text:span></text:p>
      <text:p text:style-name="P2">by Sven Nilsen, 2017</text:p>
      <text:p text:style-name="P1"/>
      <text:p text:style-name="P9">A commutative symmetric path of `f` by `g` has the following property:</text:p>
      <text:p text:style-name="P1"/>
      <text:p text:style-name="P3"><text:tab/><text:span text:style-name="T3">f[swap → id] &lt;=&gt; f[g]</text:span></text:p>
      <text:p text:style-name="P3"/>
      <text:p text:style-name="P9">All full commutative symmetries implies a commutative symmetric path:</text:p>
      <text:p text:style-name="P9"/>
      <text:p text:style-name="P11"><text:tab/>f[swap → id] <text:span text:style-name="T7">&lt;=&gt; </text:span>f[g ⨯ g → id][id ⨯ id → g] <text:span text:style-name="T7">&lt;=&gt; f[g]</text:span></text:p>
      <text:p text:style-name="P9"/>
      <text:p text:style-name="P9">There are two kinds of commutative symmetric paths:</text:p>
      <text:p text:style-name="P9"/>
      <text:list xml:id="list695510250496820061" text:style-name="L1">
        <text:list-item>
          <text:p text:style-name="P10">Fake commutative symmetric path: <text:span text:style-name="T7">An another commutative symmetric path to `id` exists</text:span></text:p>
        </text:list-item>
        <text:list-item>
          <text:p text:style-name="P10">Real commutative symmetric path: <text:span text:style-name="T7">No other commutative symmetric path to `id` exists</text:span></text:p>
        </text:list-item>
      </text:list>
      <text:p text:style-name="P3"/>
      <text:p text:style-name="P4">For example, multiplication of natural numbers has `id` as commutative operator:</text:p>
      <text:p text:style-name="P4"/>
      <text:p text:style-name="P4"><text:tab/>mul[swap → id] &lt;=&gt; mul[id]</text:p>
      <text:p text:style-name="P4"/>
      <text:p text:style-name="P8">Multiplication of non-zero real numbers has another commutative operator `inv`.</text:p>
      <text:p text:style-name="P8"><text:span text:style-name="T4">This is an example of a “fake” commutative operator, since it also has `id` as commutative operator</text:span>:</text:p>
      <text:p text:style-name="P4"/>
      <text:p text:style-name="P5"><text:tab/><text:span text:style-name="T4">b </text:span>· <text:span text:style-name="T4">a = 1/(1/a </text:span>· <text:span text:style-name="T4">1/b)</text:span></text:p>
      <text:p text:style-name="P4"><text:tab/></text:p>
      <text:p text:style-name="P4"><text:tab/>mul[swap → id] &lt;=&gt; mul[inv]</text:p>
      <text:p text:style-name="P4"/>
      <text:p text:style-name="P4">Multiplication of square matrices has <text:span text:style-name="T4">a commutative operator</text:span> `transpose`:</text:p>
      <text:p text:style-name="P4"/>
      <text:p text:style-name="P4"><text:tab/><text:span text:style-name="T4">BA = (A</text:span><text:span text:style-name="T2">T</text:span><text:span text:style-name="T4">B</text:span><text:span text:style-name="T2">T</text:span><text:span text:style-name="T4">)</text:span><text:span text:style-name="T2">T</text:span></text:p>
      <text:p text:style-name="P4"/>
      <text:p text:style-name="P4"><text:tab/>mul[swap → id] &lt;=&gt; mul[transpose]</text:p>
      <text:p text:style-name="P4"/>
      <text:p text:style-name="P6">Multiplication of invertible square matrices has also a commutative operator `inverse`.<text:line-break/><text:span text:style-name="T5">Notice that `id` is not a commutative operator here</text:span>:</text:p>
      <text:p text:style-name="P6"/>
      <text:p text:style-name="P6"><text:tab/>BA = (A<text:span text:style-name="T1">-1</text:span>B<text:span text:style-name="T1">-1</text:span>)<text:span text:style-name="T1">-1</text:span></text:p>
      <text:p text:style-name="P6"/>
      <text:p text:style-name="P6"><text:tab/>mul[swap → id] &lt;=&gt; mul[inverse]</text:p>
      <text:p text:style-name="P4"/>
      <text:p text:style-name="P4">Anti-commutative multiplication has `neg`:</text:p>
      <text:p text:style-name="P4"/>
      <text:p text:style-name="P8"><text:tab/>b · <text:span text:style-name="T4">a = - a · b<text:tab/><text:tab/>because `(-a) · (-b) = a · b`</text:span></text:p>
      <text:p text:style-name="P4"/>
      <text:p text:style-name="P4"><text:tab/>mul[swap → id] &lt;=&gt; mul[ne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1:08:40.976141000</meta:creation-date>
    <dc:date>2020-08-10T15:44:58.002616000</dc:date>
    <meta:editing-duration>PT30M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07" meta:character-count="1244" meta:non-whitespace-character-count="1050"/>
  </office:meta>
</office:document-meta>
</file>